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cd1" officeooo:paragraph-rsid="00102cd1"/>
    </style:style>
    <style:style style:name="P2" style:family="paragraph" style:parent-style-name="Standard">
      <style:text-properties officeooo:rsid="0011224a" officeooo:paragraph-rsid="0011224a"/>
    </style:style>
    <style:style style:name="P3" style:family="paragraph" style:parent-style-name="Standard">
      <style:text-properties style:text-underline-style="solid" style:text-underline-width="auto" style:text-underline-color="font-color" officeooo:rsid="0011224a" officeooo:paragraph-rsid="0011224a"/>
    </style:style>
    <style:style style:name="P4" style:family="paragraph" style:parent-style-name="Text_20_body">
      <style:text-properties officeooo:rsid="001214c2" officeooo:paragraph-rsid="001214c2"/>
    </style:style>
    <style:style style:name="P5" style:family="paragraph" style:parent-style-name="Subtitle">
      <style:text-properties officeooo:rsid="001214c2" officeooo:paragraph-rsid="001214c2"/>
    </style:style>
    <style:style style:name="P6" style:family="paragraph" style:parent-style-name="Standard">
      <style:text-properties officeooo:rsid="00102cd1" officeooo:paragraph-rsid="00102cd1"/>
    </style:style>
    <style:style style:name="P7" style:family="paragraph" style:parent-style-name="Standard">
      <style:text-properties style:text-underline-style="none" officeooo:rsid="0011224a" officeooo:paragraph-rsid="0011224a"/>
    </style:style>
    <style:style style:name="P8" style:family="paragraph" style:parent-style-name="Standard">
      <style:text-properties officeooo:rsid="0012f7b9" officeooo:paragraph-rsid="0012f7b9"/>
    </style:style>
    <style:style style:name="P9" style:family="paragraph" style:parent-style-name="Standard">
      <style:text-properties style:text-underline-style="solid" style:text-underline-width="auto" style:text-underline-color="font-color" officeooo:rsid="001188d4" officeooo:paragraph-rsid="0012f7b9"/>
    </style:style>
    <style:style style:name="P10" style:family="paragraph" style:parent-style-name="Standard">
      <style:text-properties style:text-underline-style="solid" style:text-underline-width="auto" style:text-underline-color="font-color" officeooo:rsid="0011224a" officeooo:paragraph-rsid="0011224a"/>
    </style:style>
    <style:style style:name="P11" style:family="paragraph" style:parent-style-name="Standard">
      <style:text-properties style:text-underline-style="solid" style:text-underline-width="auto" style:text-underline-color="font-color" officeooo:rsid="0011224a" officeooo:paragraph-rsid="0012f7b9"/>
    </style:style>
    <style:style style:name="P12" style:family="paragraph" style:parent-style-name="Standard">
      <style:text-properties officeooo:paragraph-rsid="00102cd1"/>
    </style:style>
    <style:style style:name="P13" style:family="paragraph" style:parent-style-name="Standard">
      <style:text-properties officeooo:paragraph-rsid="0012f7b9"/>
    </style:style>
    <style:style style:name="P14" style:family="paragraph" style:parent-style-name="Standard">
      <style:paragraph-properties fo:break-before="page"/>
      <style:text-properties fo:font-size="13pt" officeooo:paragraph-rsid="00102cd1" style:font-size-asian="13pt" style:font-size-complex="13pt"/>
    </style:style>
    <style:style style:name="P15" style:family="paragraph" style:parent-style-name="Title" style:master-page-name="Standard">
      <style:paragraph-properties style:page-number="auto"/>
      <style:text-properties officeooo:paragraph-rsid="00102cd1"/>
    </style:style>
    <style:style style:name="P16" style:family="paragraph" style:parent-style-name="Title">
      <style:text-properties officeooo:rsid="00102cd1" officeooo:paragraph-rsid="00102cd1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officeooo:rsid="000faf72"/>
    </style:style>
    <style:style style:name="T2" style:family="text">
      <style:text-properties officeooo:rsid="00102cd1"/>
    </style:style>
    <style:style style:name="T3" style:family="text">
      <style:text-properties officeooo:rsid="0011224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02cd1"/>
    </style:style>
    <style:style style:name="T6" style:family="text">
      <style:text-properties style:text-underline-style="solid" style:text-underline-width="auto" style:text-underline-color="font-color" officeooo:rsid="0012f7b9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188d4"/>
    </style:style>
    <style:style style:name="T9" style:family="text">
      <style:text-properties style:text-underline-style="none" officeooo:rsid="00102cd1"/>
    </style:style>
    <style:style style:name="T10" style:family="text">
      <style:text-properties style:text-underline-style="none" officeooo:rsid="0012f7b9"/>
    </style:style>
    <style:style style:name="T11" style:family="text">
      <style:text-properties officeooo:rsid="0012f7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sos de uso</text:p>
      <text:p text:style-name="P16">a desarrollar</text:p>
      <text:p text:style-name="Standard"/>
      <text:p text:style-name="P5">Proyecto Dimension</text:p>
      <text:p text:style-name="P4"/>
      <text:h text:style-name="Heading_20_1" text:outline-level="1">1ª entrega</text:h>
      <text:p text:style-name="Standard"/>
      <text:p text:style-name="P1"><text:span text:style-name="T4">Casos de uso según el DCU</text:span>:</text:p>
      <text:p text:style-name="Standard"><text:span text:style-name="T1">I</text:span>niciar sesión, <text:span text:style-name="T1">E</text:span>ditar perfil, Gestionar función, <text:span text:style-name="T2">G</text:span>estionar proyecto, <text:span text:style-name="T2">V</text:span>isualizar función, <text:span text:style-name="T11">Compartir proyecto, Importar proyecto</text:span>.</text:p>
      <text:p text:style-name="Standard"/>
      <text:p text:style-name="Standard">El usuario debe ser capaz de trabajar dentro de un perfil propio, crear un proyecto y trabajar sobre él añadiendo, modificando y visualizando funciones.</text:p>
      <text:p text:style-name="Standard">El usuario debe poder introducir una fórmula matemática en el proyecto y generar la función representada por ella, debe poder hacer modificaciones de tipo geométrico sobre el objeto creado (giros, trasla<text:span text:style-name="T2">ciones</text:span>, escalado…) o añadir más funciones y especificar unos parámetros de proyección para obtener un modelo tridimensional de los objetos del proyecto que se pueda mostrar por pantalla.</text:p>
      <text:p text:style-name="Standard">Se debe poder complementar la parte gráfica del proyecto con textos descriptivos para cada elemento <text:span text:style-name="T2">(Por ejemplo, describir una región del espacio definida por elementos geométricos)</text:span>.</text:p>
      <text:p text:style-name="P13"><text:span text:style-name="T11">Además, un usuario podrá compartir un proyecto de forma que cualquier otro pueda descargarlo y trabajar sobre él.</text:span></text:p>
      <text:p text:style-name="Standard"/>
      <text:p text:style-name="Standard"/>
      <text:p text:style-name="P14"><text:span text:style-name="T5">Ejemplo</text:span><text:span text:style-name="T6">s</text:span><text:span text:style-name="T5"> de caso de uso</text:span><text:span text:style-name="T9">:</text:span></text:p>
      <text:p text:style-name="P12"><text:span text:style-name="T9"/></text:p>
      <text:p text:style-name="P8"><text:span text:style-name="T9"><text:tab/>1. </text:span><text:span text:style-name="T7">Trabajo local</text:span></text:p>
      <text:p text:style-name="P1">Un usuario abre el programa, inicia sesión y abre un proyecto guardado anteriormente sobre la funcion exponencial compleja. A continuación, crea una nueva función con la fórmula del logaritmo complejo, muestra una visualización de ambas funciones por pantalla y escribe un texto descriptivo sobre a función logaritmo destacando la simetría que tiene con la exponencial. Finalmente, guarda los cambios realizados y sale.</text:p>
      <text:p text:style-name="P8"><text:tab/></text:p>
      <text:p text:style-name="P8"><text:tab/>2. Trabajo compartido</text:p>
      <text:p text:style-name="P11"><text:span text:style-name="T7">Un profesor crea un proyecto introduciendo un objeto que quiere enseñar a los alumnos, e indica en la descripción </text:span><text:span text:style-name="T8">una tarea que quiere que los alumnos realicen sobre ese proyecto.</text:span></text:p>
      <text:p text:style-name="P9"><text:span text:style-name="T7">A continuación, un estudiante se descarga dicho proyecto, añade lo que había pedido el profesor, explicando su resolución, y vuelve a subirlo.</text:span></text:p>
      <text:p text:style-name="P12"/>
      <text:p text:style-name="P12"/>
      <text:p text:style-name="P12"/>
      <text:h text:style-name="P17" text:outline-level="1">2ª entrega</text:h>
      <text:p text:style-name="P2">Las partes marcadas como “Opcional” se implementarán sólo si hay tiempo y recursos suficientes para hacerlo.</text:p>
      <text:p text:style-name="P2"/>
      <text:p text:style-name="P1"><text:span text:style-name="T4">Casos de uso según el DCU</text:span>:</text:p>
      <text:p text:style-name="P1">Compartir proyecto, Importar proyecto, Añadir comentarios, Compartir en redes sociales, Sancionar/Notificar usuario.</text:p>
      <text:p text:style-name="P2">Opcional: <text:span text:style-name="T2">Entrar en la tienda, Comprar merchandising.</text:span></text:p>
      <text:p text:style-name="Standard"/>
      <text:p text:style-name="Standard">El usuario debe poder<text:span text:style-name="T2"> subir un proyecto al servidor remoto y compartirlo con los usuarios que desee (de forma que solo ellos puedan descargarlo)</text:span>, <text:span text:style-name="T11">así como </text:span>acceder a proyectos de otros usuarios y descargarlos para trabajar sobre ellos, comentarlos, etc.</text:p>
      <text:p text:style-name="P8">(Opcional: Dos o más usuarios deben poder ser coautores o colaboradores en un proyecto, permitiendo que ambos lo modifiquen y reciban inmediatamente los cambios realizados por el otro.)</text:p>
      <text:p text:style-name="P2">El administrador debe poder supervisar la actividad de los usuarios y, si encuentra un motivo para hacerlo, enviarles un mensaje, suspender sus cuentas o retirar contenido del servidor.</text:p>
      <text:p text:style-name="Standard">(<text:span text:style-name="T3">Opcional</text:span>: El usuario debe poder buscar productos en la tienda y comprarlos a domicilio mediante pago online. Además debe poder realizar donaciones al equipo de desarrollo – Esta funcionalidad solo se implementará si se alinean los astros<text:bookmark text:name="_GoBack"/>)</text:p>
      <text:p text:style-name="Standard"/>
      <text:p text:style-name="P3">Ejemplo de caso de uso<text:span text:style-name="T7">:</text:span></text:p>
      <text:p text:style-name="P3"><text:span text:style-name="T7"/></text:p>
      <text:p text:style-name="P7"><text:tab/><text:span text:style-name="T11">1. Trabajo compartido con coautores y compartición selectiva</text:span></text:p>
      <text:p text:style-name="P3"><text:span text:style-name="T7">Un profesor crea un proyecto introduciendo un objeto que quiere enseñar a los alumnos, e indica en la descripción </text:span><text:span text:style-name="T8">una tarea que quiere que los alumnos realicen </text:span><text:span text:style-name="T10">por parejas </text:span><text:span text:style-name="T8">sobre ese proyecto. </text:span><text:span text:style-name="T10">Una vez subido, lo comparte con dichos alumnos.</text:span></text:p>
      <text:p text:style-name="P9"><text:span text:style-name="T7">A continuación, un estudiante se descarga </text:span><text:span text:style-name="T10">el</text:span><text:span text:style-name="T7"> proyecto, </text:span><text:span text:style-name="T10">configura a su compañero como coautor y añade un cambio al proyecto. El compañero acepta la invitación al proyecto, ve los cambios realizados, y añade la parte restante de </text:span><text:span text:style-name="T7">lo que había pedido el profesor, explicando su resolución.</text:span></text:p>
      <text:p text:style-name="P9"><text:span text:style-name="T10">Finalmente,</text:span><text:span text:style-name="T7"> </text:span><text:span text:style-name="T10">uno de ellos c</text:span><text:span text:style-name="T7">ompart</text:span><text:span text:style-name="T10">e el proyecto</text:span><text:span text:style-name="T7"> con el profesor, quien lo ve y deja un comentario indicando su opinión sobre la solución aport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editing-cycles>5</meta:editing-cycles>
    <meta:creation-date>2018-03-02T11:46:00</meta:creation-date>
    <dc:date>2018-03-13T19:32:21.951037500</dc:date>
    <meta:editing-duration>PT50M50S</meta:editing-duration>
    <meta:generator>LibreOffice/6.0.2.1.0$Linux_X86_64 LibreOffice_project/00m0$Build-1</meta:generator>
    <meta:document-statistic meta:table-count="0" meta:image-count="0" meta:object-count="0" meta:page-count="3" meta:paragraph-count="31" meta:word-count="578" meta:character-count="3774" meta:non-whitespace-character-count="3221"/>
    <meta:user-defined meta:name="AppVersion">15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